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.75in" text:list-level-position-and-space-mode="label-alignment">
          <style:list-level-label-alignment text:label-followed-by="listtab" fo:margin-left="2in" fo:text-indent="-1.7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agłówek1" style:master-page-name="MP0" style:list-style-name="LFO1" style:family="paragraph">
      <style:paragraph-properties fo:break-before="page"/>
      <style:text-properties fo:font-size="18pt" style:font-size-asian="18pt" style:font-size-complex="18pt"/>
    </style:style>
    <style:style style:name="P2" style:parent-style-name="Normalny" style:family="paragraph">
      <style:text-properties style:font-name="Cambria" fo:font-size="14pt" style:font-size-asian="14pt" style:font-size-complex="14pt"/>
    </style:style>
    <style:style style:name="P3" style:parent-style-name="Nagłówek1" style:list-style-name="LFO1" style:family="paragraph">
      <style:text-properties fo:font-size="18pt" style:font-size-asian="18pt" style:font-size-complex="18pt"/>
    </style:style>
    <style:style style:name="P4" style:parent-style-name="Normalny" style:family="paragraph">
      <style:text-properties style:font-name="Cambria" fo:font-size="14pt" style:font-size-asian="14pt" style:font-size-complex="14pt"/>
    </style:style>
    <style:style style:name="P5" style:parent-style-name="Nagłówek1" style:list-style-name="LFO1" style:family="paragraph">
      <style:paragraph-properties>
        <style:tab-stops>
          <style:tab-stop style:type="left" style:position="1.0104in"/>
        </style:tab-stops>
      </style:paragraph-properties>
      <style:text-properties fo:font-size="18pt" style:font-size-asian="18pt" style:font-size-complex="18pt"/>
    </style:style>
    <style:style style:name="P6" style:parent-style-name="Normalny" style:family="paragraph">
      <style:paragraph-properties>
        <style:tab-stops>
          <style:tab-stop style:type="left" style:position="1.5104in"/>
        </style:tab-stops>
      </style:paragraph-properties>
      <style:text-properties style:font-name="Cambria" fo:font-size="14pt" style:font-size-asian="14pt" style:font-size-complex="14pt"/>
    </style:style>
    <style:style style:name="P7" style:parent-style-name="Nagłówek1" style:list-style-name="LFO1" style:family="paragraph">
      <style:text-properties fo:font-size="18pt" style:font-size-asian="18pt" style:font-size-complex="18pt"/>
    </style:style>
    <style:style style:name="P8" style:parent-style-name="Nagłówek2" style:list-style-name="LFO1" style:family="paragraph">
      <style:text-properties fo:font-size="14pt" style:font-size-asian="14pt" style:font-size-complex="14pt"/>
    </style:style>
    <style:style style:name="P9" style:parent-style-name="Normalny" style:list-style-name="LFO2" style:family="paragraph">
      <style:text-properties style:font-name="Cambria" fo:font-size="14pt" style:font-size-asian="14pt" style:font-size-complex="14pt"/>
    </style:style>
    <style:style style:name="P10" style:parent-style-name="Normalny" style:list-style-name="LFO2" style:family="paragraph">
      <style:text-properties style:font-name="Cambria" fo:font-size="14pt" style:font-size-asian="14pt" style:font-size-complex="14pt"/>
    </style:style>
    <style:style style:name="P11" style:parent-style-name="Nagłówek2" style:list-style-name="LFO1" style:family="paragraph">
      <style:text-properties fo:font-size="14pt" style:font-size-asian="14pt" style:font-size-complex="14pt"/>
    </style:style>
    <style:style style:name="P12" style:parent-style-name="Normalny" style:list-style-name="LFO3" style:family="paragraph">
      <style:text-properties style:font-name="Cambria" fo:font-size="14pt" style:font-size-asian="14pt" style:font-size-complex="14pt"/>
    </style:style>
    <style:style style:name="P13" style:parent-style-name="Nagłówek1" style:family="paragraph">
      <style:text-properties fo:font-size="18pt" style:font-size-asian="18pt" style:font-size-complex="18pt"/>
    </style:style>
    <style:style style:name="P14" style:parent-style-name="Nagłówek1" style:list-style-name="LFO1" style:family="paragraph">
      <style:paragraph-properties fo:break-before="page"/>
      <style:text-properties fo:font-size="18pt" style:font-size-asian="18pt" style:font-size-complex="18pt"/>
    </style:style>
    <style:style style:name="P15" style:parent-style-name="Textbody" style:list-style-name="LFO4" style:family="paragraph">
      <style:text-properties style:font-name="Cambria" fo:font-size="14pt" style:font-size-asian="14pt" style:font-size-complex="14pt"/>
    </style:style>
    <style:style style:name="P16" style:parent-style-name="Textbody" style:list-style-name="LFO4" style:family="paragraph">
      <style:text-properties style:font-name="Cambria" fo:font-size="14pt" style:font-size-asian="14pt" style:font-size-complex="14pt"/>
    </style:style>
    <style:style style:name="P17" style:parent-style-name="Textbody" style:list-style-name="LFO4" style:family="paragraph">
      <style:text-properties style:font-name="Cambria" fo:font-size="14pt" style:font-size-asian="14pt" style:font-size-complex="14pt"/>
    </style:style>
    <style:style style:name="P18" style:parent-style-name="Textbody" style:list-style-name="LFO4" style:family="paragraph">
      <style:text-properties style:font-name="Cambria" fo:font-size="14pt" style:font-size-asian="14pt" style:font-size-complex="14pt"/>
    </style:style>
    <style:style style:name="P19" style:parent-style-name="Textbody" style:list-style-name="LFO4" style:family="paragraph">
      <style:text-properties style:font-name="Cambria" fo:font-size="14pt" style:font-size-asian="14pt" style:font-size-complex="14pt"/>
    </style:style>
    <style:style style:name="P20" style:parent-style-name="Textbody" style:list-style-name="LFO4" style:family="paragraph">
      <style:text-properties style:font-name="Cambria" fo:font-size="14pt" style:font-size-asian="14pt" style:font-size-complex="14pt"/>
    </style:style>
    <style:style style:name="P21" style:parent-style-name="Nagłówek1" style:list-style-name="LFO1" style:family="paragraph">
      <style:text-properties fo:font-size="18pt" style:font-size-asian="18pt" style:font-size-complex="18pt"/>
    </style:style>
    <style:style style:name="P22" style:parent-style-name="Textbody" style:list-style-name="LFO5" style:family="paragraph"/>
    <style:style style:name="T23" style:parent-style-name="StrongEmphasis" style:family="text">
      <style:text-properties style:font-name="Cambria" fo:font-weight="normal" style:font-weight-asian="normal" style:font-weight-complex="normal" fo:font-size="14pt" style:font-size-asian="14pt" style:font-size-complex="14pt"/>
    </style:style>
    <style:style style:name="T24" style:parent-style-name="Domyślnaczcionkaakapitu" style:family="text">
      <style:text-properties style:font-name="Cambria" fo:font-size="14pt" style:font-size-asian="14pt" style:font-size-complex="14pt"/>
    </style:style>
    <style:style style:name="P25" style:parent-style-name="Textbody" style:list-style-name="LFO5" style:family="paragraph"/>
    <style:style style:name="T26" style:parent-style-name="StrongEmphasis" style:family="text">
      <style:text-properties style:font-name="Cambria" fo:font-weight="normal" style:font-weight-asian="normal" style:font-weight-complex="normal" fo:font-size="14pt" style:font-size-asian="14pt" style:font-size-complex="14pt"/>
    </style:style>
    <style:style style:name="T27" style:parent-style-name="Domyślnaczcionkaakapitu" style:family="text">
      <style:text-properties style:font-name="Cambria" fo:font-size="14pt" style:font-size-asian="14pt" style:font-size-complex="14pt"/>
    </style:style>
    <style:style style:name="P28" style:parent-style-name="Nagłówek1" style:list-style-name="LFO1" style:family="paragraph">
      <style:text-properties fo:font-size="18pt" style:font-size-asian="18pt" style:font-size-complex="18pt"/>
    </style:style>
    <style:style style:name="P29" style:parent-style-name="Textbody" style:list-style-name="LFO6" style:family="paragraph"/>
    <style:style style:name="T30" style:parent-style-name="StrongEmphasis" style:family="text">
      <style:text-properties style:font-name="Cambria" fo:font-weight="normal" style:font-weight-asian="normal" style:font-weight-complex="normal" fo:font-size="14pt" style:font-size-asian="14pt" style:font-size-complex="14pt"/>
    </style:style>
    <style:style style:name="T31" style:parent-style-name="Domyślnaczcionkaakapitu" style:family="text">
      <style:text-properties style:font-name="Cambria" fo:font-size="14pt" style:font-size-asian="14pt" style:font-size-complex="14pt"/>
    </style:style>
    <style:style style:name="P32" style:parent-style-name="Textbody" style:list-style-name="LFO6" style:family="paragraph"/>
    <style:style style:name="T33" style:parent-style-name="StrongEmphasis" style:family="text">
      <style:text-properties style:font-name="Cambria" fo:font-weight="normal" style:font-weight-asian="normal" style:font-weight-complex="normal" fo:font-size="14pt" style:font-size-asian="14pt" style:font-size-complex="14pt"/>
    </style:style>
    <style:style style:name="T34" style:parent-style-name="Domyślnaczcionkaakapitu" style:family="text">
      <style:text-properties style:font-name="Cambria" fo:font-size="14pt" style:font-size-asian="14pt" style:font-size-complex="14pt"/>
    </style:style>
    <style:style style:name="P35" style:parent-style-name="Nagłówek1" style:family="paragraph">
      <style:text-properties fo:font-size="18pt" style:font-size-asian="18pt" style:font-size-complex="18pt"/>
    </style:style>
    <style:style style:name="P36" style:parent-style-name="Normalny" style:family="paragraph">
      <style:text-properties style:font-name="Cambria" fo:font-size="18pt" style:font-size-asian="18pt" style:font-size-complex="18pt"/>
    </style:style>
    <style:style style:name="P37" style:parent-style-name="Nagłówek1" style:list-style-name="LFO1" style:family="paragraph">
      <style:text-properties fo:font-size="18pt" style:font-size-asian="18pt" style:font-size-complex="18pt"/>
    </style:style>
    <style:style style:name="P38" style:parent-style-name="Textbody" style:list-style-name="LFO7" style:family="paragraph">
      <style:text-properties style:font-name="Cambria" fo:font-size="14pt" style:font-size-asian="14pt" style:font-size-complex="14pt"/>
    </style:style>
    <style:style style:name="P39" style:parent-style-name="Textbody" style:list-style-name="LFO7" style:family="paragraph">
      <style:text-properties style:font-name="Cambria" fo:font-size="14pt" style:font-size-asian="14pt" style:font-size-complex="14pt"/>
    </style:style>
    <style:style style:name="P40" style:parent-style-name="Textbody" style:list-style-name="LFO7" style:family="paragraph">
      <style:text-properties style:font-name="Cambria" fo:font-size="14pt" style:font-size-asian="14pt" style:font-size-complex="14pt"/>
    </style:style>
    <style:style style:name="P41" style:parent-style-name="Nagłówek1" style:list-style-name="LFO1" style:family="paragraph">
      <style:text-properties fo:font-size="18pt" style:font-size-asian="18pt" style:font-size-complex="18pt"/>
    </style:style>
    <style:style style:name="P42" style:parent-style-name="Textbody" style:list-style-name="LFO8" style:family="paragraph">
      <style:text-properties style:font-name="Cambria" fo:font-size="14pt" style:font-size-asian="14pt" style:font-size-complex="14pt"/>
    </style:style>
    <style:style style:name="P43" style:parent-style-name="Textbody" style:list-style-name="LFO8" style:family="paragraph">
      <style:text-properties style:font-name="Cambria" fo:font-size="14pt" style:font-size-asian="14pt" style:font-size-complex="14pt"/>
    </style:style>
    <style:style style:name="P44" style:parent-style-name="Nagłówek1" style:list-style-name="LFO1" style:family="paragraph">
      <style:text-properties fo:font-size="18pt" style:font-size-asian="18pt" style:font-size-complex="18pt"/>
    </style:style>
    <style:style style:name="P45" style:parent-style-name="Textbody" style:list-style-name="LFO9" style:family="paragraph">
      <style:text-properties style:font-name="Cambria" fo:font-size="14pt" style:font-size-asian="14pt" style:font-size-complex="14pt"/>
    </style:style>
    <style:style style:name="P46" style:parent-style-name="Textbody" style:list-style-name="LFO9" style:family="paragraph">
      <style:text-properties style:font-name="Cambria" fo:font-size="14pt" style:font-size-asian="14pt" style:font-size-complex="14pt"/>
    </style:style>
    <style:style style:name="P47" style:parent-style-name="Nagłówek1" style:list-style-name="LFO1" style:family="paragraph"/>
    <style:style style:name="T48" style:parent-style-name="Domyślnaczcionkaakapitu" style:family="text">
      <style:text-properties fo:font-size="18pt" style:font-size-asian="18pt" style:font-size-complex="18pt"/>
    </style:style>
    <style:style style:name="P49" style:parent-style-name="Textbody" style:list-style-name="LFO10" style:family="paragraph"/>
    <style:style style:name="T50" style:parent-style-name="Domyślnaczcionkaakapitu" style:family="text">
      <style:text-properties style:font-name="Cambria" fo:font-size="14pt" style:font-size-asian="14pt" style:font-size-complex="14pt"/>
    </style:style>
    <style:style style:name="P51" style:parent-style-name="Textbody" style:list-style-name="LFO10" style:family="paragraph">
      <style:text-properties style:font-name="Cambria" fo:font-size="14pt" style:font-size-asian="14pt" style:font-size-complex="14pt"/>
    </style:style>
  </office:automatic-styles>
  <office:body>
    <office:text text:use-soft-page-breaks="true">
      <text:list text:style-name="LFO1" text:continue-numbering="true">
        <text:list-item>
          <text:p text:style-name="P1"><text:bookmark-start text:name="_Toc193443500"/>Nazwa use case’u<text:bookmark-end text:name="_Toc193443500"/></text:p>
        </text:list-item>
      </text:list>
      <text:p text:style-name="P2">Logowanie od systemu rezerwacji wizyt lekarskich</text:p>
      <text:list text:style-name="LFO1" text:continue-numbering="true">
        <text:list-item>
          <text:p text:style-name="P3"><text:bookmark-start text:name="_Toc193443501"/>Wstęp<text:bookmark-end text:name="_Toc193443501"/></text:p>
        </text:list-item>
      </text:list>
      <text:p text:style-name="P4">Przypadek użycia opisuje proces logowania użytkownika do systemu rezerwacji wizyt lekarskich. Proces obejmuje wprowadzenie danych logowania, ich weryfikację oraz przekierowanie użytkownika do głównego panelu systemu.</text:p>
      <text:list text:style-name="LFO1" text:continue-numbering="true">
        <text:list-item>
          <text:p text:style-name="P5"><text:bookmark-start text:name="_Toc193443502"/>Cel use case’u<text:bookmark-end text:name="_Toc193443502"/></text:p>
        </text:list-item>
      </text:list>
      <text:p text:style-name="P6">Celem przypadku użycia jest umożliwienie użytkownikowi (pacjentowi lub administratorowi) uwierzytelnienia się w systemie i uzyskania dostępu do jego funkcjonalności.</text:p>
      <text:list text:style-name="LFO1" text:continue-numbering="true">
        <text:list-item>
          <text:p text:style-name="P7"><text:bookmark-start text:name="_Toc193443503"/>Lista aktorów<text:bookmark-end text:name="_Toc193443503"/></text:p>
        </text:list-item>
      </text:list>
      <text:list text:style-name="LFO1" text:continue-numbering="true">
        <text:list-item>
          <text:list>
            <text:list-item>
              <text:p text:style-name="P8"><text:bookmark-start text:name="_Toc193443504"/>Aktor inicujący<text:bookmark-end text:name="_Toc193443504"/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9">Pacjent</text:p>
            </text:list-item>
            <text:list-item>
              <text:p text:style-name="P10">Administrator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11"><text:bookmark-start text:name="_Toc193443505"/>Uczestnicy<text:bookmark-end text:name="_Toc193443505"/></text:p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12">System rezerwacji wizyt lekarskich</text:p>
            </text:list-item>
          </text:list>
        </text:list-item>
      </text:list>
      <text:h text:style-name="P13" text:outline-level="1"/>
      <text:list text:style-name="LFO1" text:continue-numbering="true">
        <text:list-item>
          <text:p text:style-name="P14"><text:bookmark-start text:name="_Toc193443506"/><text:soft-page-break/>Przebieg use case’u<text:bookmark-end text:name="_Toc193443506"/></text:p>
        </text:list-item>
      </text:list>
      <text:list text:style-name="LFO4" text:continue-numbering="true">
        <text:list-item>
          <text:p text:style-name="P15">Użytkownik otwiera stronę logowania.</text:p>
        </text:list-item>
        <text:list-item>
          <text:p text:style-name="P16">Użytkownik wpisuje nazwę użytkownika i hasło.</text:p>
        </text:list-item>
        <text:list-item>
          <text:p text:style-name="P17">System weryfikuje dane logowania.</text:p>
        </text:list-item>
        <text:list-item>
          <text:p text:style-name="P18">System sprawdza poprawność wprowadzonych danych.</text:p>
        </text:list-item>
        <text:list-item>
          <text:p text:style-name="P19">Jeśli dane są poprawne, użytkownik zostaje przekierowany do panelu głównego.</text:p>
        </text:list-item>
        <text:list-item>
          <text:p text:style-name="P20">Jeśli dane są niepoprawne, system wyświetla komunikat o błędzie.</text:p>
        </text:list-item>
      </text:list>
      <text:list text:style-name="LFO1" text:continue-numbering="true">
        <text:list-item>
          <text:p text:style-name="P21"><text:bookmark-start text:name="_Toc193443507"/>Wyjątki<text:bookmark-end text:name="_Toc193443507"/></text:p>
        </text:list-item>
      </text:list>
      <text:list text:style-name="LFO5" text:continue-numbering="true">
        <text:list-item>
          <text:p text:style-name="P22"><text:span text:style-name="T23">Niepoprawne dane logowania</text:span><text:span text:style-name="T24">: System informuje użytkownika o błędnym loginie lub haśle i prosi o ponowną próbę.</text:span></text:p>
        </text:list-item>
        <text:list-item>
          <text:p text:style-name="P25"><text:span text:style-name="T26">Brak połączenia z serwerem</text:span><text:span text:style-name="T27">: System wyświetla komunikat o błędzie połączenia i prosi użytkownika o spróbowanie później.</text:span></text:p>
        </text:list-item>
      </text:list>
      <text:list text:style-name="LFO1" text:continue-numbering="true">
        <text:list-item>
          <text:p text:style-name="P28"><text:bookmark-start text:name="_Toc193443508"/>Przebiegi alternatywne<text:bookmark-end text:name="_Toc193443508"/></text:p>
        </text:list-item>
      </text:list>
      <text:list text:style-name="LFO6" text:continue-numbering="true">
        <text:list-item>
          <text:p text:style-name="P29"><text:span text:style-name="T30">Zapomniane hasło</text:span><text:span text:style-name="T31">: Użytkownik wybiera opcję odzyskiwania hasła i podaje adres e-mail, na który system wysyła link do resetu.</text:span></text:p>
        </text:list-item>
        <text:list-item>
          <text:p text:style-name="P32"><text:span text:style-name="T33">Próba wielokrotnego logowania</text:span><text:span text:style-name="T34">: Jeśli użytkownik wprowadzi błędne dane logowania wielokrotnie, system może czasowo zablokować konto.</text:span></text:p>
        </text:list-item>
      </text:list>
      <text:h text:style-name="P35" text:outline-level="1"/>
      <text:p text:style-name="P36"/>
      <text:list text:style-name="LFO1" text:continue-numbering="true">
        <text:list-item>
          <text:p text:style-name="P37"><text:bookmark-start text:name="_Toc193443509"/>Zagadnienia implementacyjne<text:bookmark-end text:name="_Toc193443509"/></text:p>
        </text:list-item>
      </text:list>
      <text:list text:style-name="LFO7" text:continue-numbering="true">
        <text:list-item>
          <text:p text:style-name="P38">System powinien stosować szyfrowanie haseł (np. bcrypt, SHA-256).</text:p>
        </text:list-item>
        <text:list-item>
          <text:p text:style-name="P39">Powinna zostać zaimplementowana obsługa sesji użytkownika.</text:p>
        </text:list-item>
        <text:list-item>
          <text:p text:style-name="P40">Możliwość dodania uwierzytelniania dwuskładnikowego (2FA).</text:p>
        </text:list-item>
      </text:list>
      <text:list text:style-name="LFO1" text:continue-numbering="true">
        <text:list-item>
          <text:p text:style-name="P41"><text:bookmark-start text:name="_Toc193443510"/>Warunki rozpoczęcia use case’u<text:bookmark-end text:name="_Toc193443510"/></text:p>
        </text:list-item>
      </text:list>
      <text:list text:style-name="LFO8" text:continue-numbering="true">
        <text:list-item>
          <text:p text:style-name="P42">Użytkownik posiada konto w systemie.</text:p>
        </text:list-item>
        <text:list-item>
          <text:p text:style-name="P43">System jest dostępny i działa poprawnie.</text:p>
        </text:list-item>
      </text:list>
      <text:list text:style-name="LFO1" text:continue-numbering="true">
        <text:list-item>
          <text:p text:style-name="P44"><text:bookmark-start text:name="_Toc193443511"/>Stan końcowy<text:bookmark-end text:name="_Toc193443511"/></text:p>
        </text:list-item>
      </text:list>
      <text:list text:style-name="LFO9" text:continue-numbering="true">
        <text:list-item>
          <text:p text:style-name="P45">Użytkownik jest poprawnie zalogowany i ma dostęp do swojego panelu.</text:p>
        </text:list-item>
        <text:list-item>
          <text:p text:style-name="P46">W przypadku błędnych danych logowania, użytkownik pozostaje na stronie logowania i otrzymuje odpowiedni komunikat.</text:p>
        </text:list-item>
      </text:list>
      <text:list text:style-name="LFO1" text:continue-numbering="true">
        <text:list-item>
          <text:p text:style-name="P47"><text:bookmark-start text:name="_Toc193443512"/><text:span text:style-name="T48">Nierozwiązane problemy</text:span><text:bookmark-end text:name="_Toc193443512"/></text:p>
        </text:list-item>
      </text:list>
      <text:list text:style-name="LFO10" text:continue-numbering="true">
        <text:list-item>
          <text:p text:style-name="P49"><text:span text:style-name="T50">Możliwość dodania dodatkowych metod uwierzytelniania (np. logowanie za pomocą Google/Facebook).</text:span></text:p>
        </text:list-item>
        <text:list-item>
          <text:p text:style-name="P51">Implementacja funkcji „Pamiętaj mnie” dla wygody użytkownika.</text:p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true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Cytat" style:display-name="Cytat" style:family="paragraph" style:parent-style-name="Normalny" style:next-style-name="Normalny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Cytatintensywny" style:display-name="Cytat intensywny" style:family="paragraph" style:parent-style-name="Normalny" style:next-style-name="Normalny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Nagłówekspisutreści" style:display-name="Nagłówek spisu treści" style:family="paragraph" style:parent-style-name="Nagłówek1" style:next-style-name="Normalny" style:default-outline-level="1">
      <style:paragraph-properties fo:margin-top="0.1666in" fo:margin-bottom="0in" fo:line-height="106%"/>
      <style:text-properties style:letter-kerning="false" fo:font-size="16pt" style:font-size-asian="16pt" style:font-size-complex="16pt" style:language-asian="pl" style:country-asian="PL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1965in"/>
      <style:text-properties fo:hyphenate="true"/>
    </style:style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365F9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365F9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365F9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Znak" style:display-name="Tytuł Znak" style:family="text" style:parent-style-name="Domyślnaczcionkaakapitu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365F91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365F9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365F91" fo:letter-spacing="0.0034in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.75in" text:list-level-position-and-space-mode="label-alignment">
          <style:list-level-label-alignment text:label-followed-by="listtab" fo:margin-left="2in" fo:text-indent="-1.7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usz Dubiel</meta:initial-creator>
    <dc:creator>Mateusz Dubiel</dc:creator>
    <meta:creation-date>2025-03-21T08:55:00Z</meta:creation-date>
    <dc:date>2025-06-25T11:42:00Z</dc:date>
    <meta:template xlink:href="Normal.dotm" xlink:type="simple"/>
    <meta:editing-cycles>4</meta:editing-cycles>
    <meta:editing-duration>PT720S</meta:editing-duration>
    <meta:document-statistic meta:page-count="3" meta:paragraph-count="4" meta:word-count="302" meta:character-count="2110" meta:row-count="15" meta:non-whitespace-character-count="1812"/>
  </office:meta>
</office:document-meta>
</file>